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488" officeooo:paragraph-rsid="000b8488"/>
    </style:style>
    <style:style style:name="P2" style:family="paragraph" style:parent-style-name="Standard">
      <style:text-properties officeooo:rsid="000b8488" officeooo:paragraph-rsid="000b8488"/>
    </style:style>
    <style:style style:name="P3" style:family="paragraph" style:parent-style-name="Standard">
      <style:text-properties officeooo:rsid="000c63f5" officeooo:paragraph-rsid="000c63f5"/>
    </style:style>
    <style:style style:name="P4" style:family="paragraph" style:parent-style-name="Standard">
      <style:text-properties officeooo:rsid="000e18ae" officeooo:paragraph-rsid="000e18ae"/>
    </style:style>
    <style:style style:name="P5" style:family="paragraph" style:parent-style-name="Standard">
      <style:text-properties fo:font-size="10pt" officeooo:rsid="0019bc9f" officeooo:paragraph-rsid="000e18a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for DECA:</text:p>
      <text:p text:style-name="P1">Main requirements:</text:p>
      <text:p text:style-name="P1"/>
      <text:p text:style-name="P1">1. The galaxy image should be centered, i.e. the galaxy center should coincide with the center of the image.</text:p>
      <text:p text:style-name="P1">2.</text:p>
      <text:p text:style-name="P1"/>
      <text:p text:style-name="P1"/>
      <text:p text:style-name="P3">These KEYWORDS should be found by DECA in the fits-file with the galaxy image:</text:p>
      <text:p text:style-name="P3">SCALE – pixel scale in arcsec/pix</text:p>
      <text:p text:style-name="P3">FWHM – FWHM of the Point Spread Function (PSF) in pix</text:p>
      <text:p text:style-name="P3">GAIN – CCD gain in e-/ADU, as described in the GALFIT or IMFIT manuals</text:p>
      <text:p text:style-name="P3">NCOMBINE – number of combined images</text:p>
      <text:p text:style-name="P3">EXPTIME – exposition time in sec</text:p>
      <text:p text:style-name="P3">M0 – zero point</text:p>
      <text:p text:style-name="P3">SKY_LEVEL – sky background in ADU</text:p>
      <text:p text:style-name="P3">SKY_SUBTR – 0 if sky background has been subtracted, 1 if sky background has not been subtracted.</text:p>
      <text:p text:style-name="P3"/>
      <text:p text:style-name="P3"/>
      <text:p text:style-name="P3"/>
      <text:p text:style-name="P4">Main input parameters:</text:p>
      <text:p text:style-name="P5"><text:tab/>input_files,observation_info,object_info,settings = self.inp_f()</text:p>
      <text:p text:style-name="P5"><text:tab/>[input_image,sigma_image,psf_image,mask_image,sampling] = input_files</text:p>
      <text:p text:style-name="P5"><text:tab/>[nx,ny,m0,scale,gain,ncombine,exptime,read_out_noise,fwhm,sky_level,SkySubtr,Filter] = observation_info</text:p>
      <text:p text:style-name="P5"><text:tab/>[RA,DEC,galaxy_name,Dist,Ext,Kcorr] = object_info</text:p>
      <text:p text:style-name="P5"><text:tab/>[ChooseCode,ChooseGeom,ChooseSB,ChooseLum] = sett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9:41:05.925190666</meta:creation-date>
    <dc:date>2016-07-07T10:59:26.574304341</dc:date>
    <meta:editing-duration>PT8H47M4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19" meta:character-count="956" meta:non-whitespace-character-count="843"/>
  </office:meta>
</office:document-meta>
</file>